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babilidad_A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Para el caso X=10 Y=1 P(A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ara el caso X=10 Y=5 P(A) 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ara el caso X=10 Y=8 P(A) 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48" calcext:value-type="float">
            <text:p>44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1.5" calcext:value-type="float">
            <text:p>21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6.7" calcext:value-type="float">
            <text:p>2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74" calcext:value-type="float">
            <text:p>4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2.4" calcext:value-type="float">
            <text:p>22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33" calcext:value-type="float">
            <text:p>43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3.5" calcext:value-type="float">
            <text:p>33.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63" calcext:value-type="float">
            <text:p>46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27.9" calcext:value-type="float">
            <text:p>27.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7.3" calcext:value-type="float">
            <text:p>2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31.9" calcext:value-type="float">
            <text:p>31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58" calcext:value-type="float">
            <text:p>45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7.2" calcext:value-type="float">
            <text:p>27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90.25" calcext:value-type="float">
            <text:p>90.25</text:p>
          </table:table-cell>
          <table:table-cell table:formula="of:=AVERAGE([.D2:.D9])" office:value-type="float" office:value="454.375" calcext:value-type="float">
            <text:p>454.375</text:p>
          </table:table-cell>
          <table:table-cell table:number-columns-repeated="3"/>
          <table:table-cell table:formula="of:=AVERAGE([.H2:.H9])" office:value-type="float" office:value="59.875" calcext:value-type="float">
            <text:p>59.875</text:p>
          </table:table-cell>
          <table:table-cell table:formula="of:=AVERAGE([.I2:.I9])" office:value-type="float" office:value="149.75" calcext:value-type="float">
            <text:p>149.75</text:p>
          </table:table-cell>
          <table:table-cell table:number-columns-repeated="3"/>
          <table:table-cell table:formula="of:=AVERAGE([.M2:.M9])" office:value-type="float" office:value="22.5" calcext:value-type="float">
            <text:p>22.5</text:p>
          </table:table-cell>
          <table:table-cell table:formula="of:=AVERAGE([.N2:.N9])" office:value-type="float" office:value="27.3" calcext:value-type="float">
            <text:p>27.3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20.8" calcext:value-type="float">
            <text:p>20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21.1" calcext:value-type="float">
            <text:p>21.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413" calcext:value-type="float">
            <text:p>4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22.6" calcext:value-type="float">
            <text:p>22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1" calcext:value-type="float">
            <text:p>91</text:p>
          </table:table-cell>
          <table:table-cell office:value-type="float" office:value="422" calcext:value-type="float">
            <text:p>42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23.4" calcext:value-type="float">
            <text:p>23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1" calcext:value-type="float">
            <text:p>91</text:p>
          </table:table-cell>
          <table:table-cell office:value-type="float" office:value="429" calcext:value-type="float">
            <text:p>4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21.9" calcext:value-type="float">
            <text:p>21.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421" calcext:value-type="float">
            <text:p>42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21.3" calcext:value-type="float">
            <text:p>21.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426" calcext:value-type="float">
            <text:p>42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23.2" calcext:value-type="float">
            <text:p>23.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1" calcext:value-type="float">
            <text:p>81</text:p>
          </table:table-cell>
          <table:table-cell office:value-type="float" office:value="422" calcext:value-type="float">
            <text:p>4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21.7" calcext:value-type="float">
            <text:p>21.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formula="of:=AVERAGE([.C12:.C19])" office:value-type="float" office:value="86.375" calcext:value-type="float">
            <text:p>86.375</text:p>
          </table:table-cell>
          <table:table-cell table:formula="of:=AVERAGE([.D12:.D19])" office:value-type="float" office:value="421.125" calcext:value-type="float">
            <text:p>421.125</text:p>
          </table:table-cell>
          <table:table-cell table:number-columns-repeated="3"/>
          <table:table-cell table:formula="of:=AVERAGE([.H12:.H19])" office:value-type="float" office:value="51.125" calcext:value-type="float">
            <text:p>51.125</text:p>
          </table:table-cell>
          <table:table-cell table:formula="of:=AVERAGE([.I12:.I19])" office:value-type="float" office:value="134.5" calcext:value-type="float">
            <text:p>134.5</text:p>
          </table:table-cell>
          <table:table-cell table:number-columns-repeated="3"/>
          <table:table-cell table:formula="of:=AVERAGE([.M12:.M19])" office:value-type="float" office:value="20.5" calcext:value-type="float">
            <text:p>20.5</text:p>
          </table:table-cell>
          <table:table-cell table:formula="of:=AVERAGE([.N12:.N19])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office:value-type="float" office:value="412" calcext:value-type="float">
            <text:p>41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  <table:table-cell office:value-type="float" office:value="21.8" calcext:value-type="float">
            <text:p>21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office:value-type="float" office:value="406" calcext:value-type="float">
            <text:p>40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20.3" calcext:value-type="float">
            <text:p>20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office:value-type="float" office:value="412" calcext:value-type="float">
            <text:p>4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1.6" calcext:value-type="float">
            <text:p>21.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 office:value-type="float" office:value="420" calcext:value-type="float">
            <text:p>42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21.4" calcext:value-type="float">
            <text:p>21.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9" calcext:value-type="float">
            <text:p>89</text:p>
          </table:table-cell>
          <table:table-cell office:value-type="float" office:value="413" calcext:value-type="float">
            <text:p>4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2.1" calcext:value-type="float">
            <text:p>22.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 office:value-type="float" office:value="416" calcext:value-type="float">
            <text:p>41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" calcext:value-type="float">
            <text:p>47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21.7" calcext:value-type="float">
            <text:p>21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office:value-type="float" office:value="410" calcext:value-type="float">
            <text:p>4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0.3" calcext:value-type="float">
            <text:p>20.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</text:p>
          </table:table-cell>
          <table:table-cell office:value-type="float" office:value="413" calcext:value-type="float">
            <text:p>41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formula="of:=AVERAGE([.C22:.C29])" office:value-type="float" office:value="91.625" calcext:value-type="float">
            <text:p>91.625</text:p>
          </table:table-cell>
          <table:table-cell table:formula="of:=AVERAGE([.D22:.D29])" office:value-type="float" office:value="412.75" calcext:value-type="float">
            <text:p>412.75</text:p>
          </table:table-cell>
          <table:table-cell table:number-columns-repeated="3"/>
          <table:table-cell table:formula="of:=AVERAGE([.H22:.H29])" office:value-type="float" office:value="51" calcext:value-type="float">
            <text:p>51</text:p>
          </table:table-cell>
          <table:table-cell table:formula="of:=AVERAGE([.I22:.I29])" office:value-type="float" office:value="129.5" calcext:value-type="float">
            <text:p>129.5</text:p>
          </table:table-cell>
          <table:table-cell table:number-columns-repeated="3"/>
          <table:table-cell table:formula="of:=AVERAGE([.M22:.M29])" office:value-type="float" office:value="22.5" calcext:value-type="float">
            <text:p>22.5</text:p>
          </table:table-cell>
          <table:table-cell table:formula="of:=AVERAGE([.N22:.N29])" office:value-type="float" office:value="21.2" calcext:value-type="float">
            <text:p>21.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office:value-type="float" office:value="402" calcext:value-type="float">
            <text:p>40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19.7" calcext:value-type="float">
            <text:p>19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0" calcext:value-type="float">
            <text:p>90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.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3" calcext:value-type="float">
            <text:p>83</text:p>
          </table:table-cell>
          <table:table-cell office:value-type="float" office:value="403" calcext:value-type="float">
            <text:p>4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8" calcext:value-type="float">
            <text:p>98</text:p>
          </table:table-cell>
          <table:table-cell office:value-type="float" office:value="403" calcext:value-type="float">
            <text:p>40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19.4" calcext:value-type="float">
            <text:p>19.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3" calcext:value-type="float">
            <text:p>83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19.7" calcext:value-type="float">
            <text:p>19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8" calcext:value-type="float">
            <text:p>88</text:p>
          </table:table-cell>
          <table:table-cell office:value-type="float" office:value="404" calcext:value-type="float">
            <text:p>40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19.6" calcext:value-type="float">
            <text:p>19.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405" calcext:value-type="float">
            <text:p>4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.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table:formula="of:=AVERAGE([.C32:.C39])" office:value-type="float" office:value="89" calcext:value-type="float">
            <text:p>89</text:p>
          </table:table-cell>
          <table:table-cell table:formula="of:=AVERAGE([.D32:.D39])" office:value-type="float" office:value="403.75" calcext:value-type="float">
            <text:p>403.75</text:p>
          </table:table-cell>
          <table:table-cell table:number-columns-repeated="3"/>
          <table:table-cell table:formula="of:=AVERAGE([.H32:.H39])" office:value-type="float" office:value="50.25" calcext:value-type="float">
            <text:p>50.25</text:p>
          </table:table-cell>
          <table:table-cell table:formula="of:=AVERAGE([.I32:.I39])" office:value-type="float" office:value="125.5" calcext:value-type="float">
            <text:p>125.5</text:p>
          </table:table-cell>
          <table:table-cell table:number-columns-repeated="3"/>
          <table:table-cell table:formula="of:=AVERAGE([.M32:.M39])" office:value-type="float" office:value="20" calcext:value-type="float">
            <text:p>20</text:p>
          </table:table-cell>
          <table:table-cell table:formula="of:=AVERAGE([.N32:.N39])" office:value-type="float" office:value="19.5375" calcext:value-type="float">
            <text:p>19.537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7" calcext:value-type="float">
            <text:p>87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2" calcext:value-type="float">
            <text:p>92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  <table:table-cell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 office:value-type="float" office:value="401" calcext:value-type="float">
            <text:p>40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0000" calcext:value-type="float">
            <text:p>5000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 office:value-type="float" office:value="401" calcext:value-type="float">
            <text:p>40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1" calcext:value-type="float">
            <text:p>91</text:p>
          </table:table-cell>
          <table:table-cell office:value-type="float" office:value="401" calcext:value-type="float">
            <text:p>40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00000" calcext:value-type="float">
            <text:p>5000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9" calcext:value-type="float">
            <text:p>89</text:p>
          </table:table-cell>
          <table:table-cell office:value-type="float" office:value="401" calcext:value-type="float">
            <text:p>40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  <table:table-cell office:value-type="float" office:value="19.1" calcext:value-type="float">
            <text:p>19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8" calcext:value-type="float">
            <text:p>88</text:p>
          </table:table-cell>
          <table:table-cell office:value-type="float" office:value="401" calcext:value-type="float">
            <text:p>4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9" calcext:value-type="float">
            <text:p>49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0000" calcext:value-type="float">
            <text:p>5000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1" calcext:value-type="float">
            <text:p>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  <table:table-cell office:value-type="float" office:value="19.1" calcext:value-type="float">
            <text:p>19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AVERAGE([.C42:.C49])" office:value-type="float" office:value="89.5" calcext:value-type="float">
            <text:p>89.5</text:p>
          </table:table-cell>
          <table:table-cell table:formula="of:=AVERAGE([.D42:.D49])" office:value-type="float" office:value="400.875" calcext:value-type="float">
            <text:p>400.875</text:p>
          </table:table-cell>
          <table:table-cell table:number-columns-repeated="3"/>
          <table:table-cell table:formula="of:=AVERAGE([.H42:.H49])" office:value-type="float" office:value="50.5" calcext:value-type="float">
            <text:p>50.5</text:p>
          </table:table-cell>
          <table:table-cell table:formula="of:=AVERAGE([.I42:.I49])" office:value-type="float" office:value="122.875" calcext:value-type="float">
            <text:p>122.875</text:p>
          </table:table-cell>
          <table:table-cell table:number-columns-repeated="3"/>
          <table:table-cell table:formula="of:=AVERAGE([.M42:.M49])" office:value-type="float" office:value="19.75" calcext:value-type="float">
            <text:p>19.75</text:p>
          </table:table-cell>
          <table:table-cell table:formula="of:=AVERAGE([.N42:.N49])" office:value-type="float" office:value="19.0375" calcext:value-type="float">
            <text:p>19.037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Mejor compra</text:p>
          </table:table-cell>
          <table:table-cell office:value-type="string" calcext:value-type="string">
            <text:p>Ganancia Esperada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=10 Y=1</text:p>
          </table:table-cell>
          <table:table-cell table:formula="of:=[.C50]" office:value-type="float" office:value="89.5" calcext:value-type="float">
            <text:p>89.5</text:p>
          </table:table-cell>
          <table:table-cell table:formula="of:=[.D50]" office:value-type="float" office:value="400.875" calcext:value-type="float">
            <text:p>400.87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=10 Y=5</text:p>
          </table:table-cell>
          <table:table-cell table:formula="of:=[.H50]" office:value-type="float" office:value="50.5" calcext:value-type="float">
            <text:p>50.5</text:p>
          </table:table-cell>
          <table:table-cell table:formula="of:=[.I50]" office:value-type="float" office:value="122.875" calcext:value-type="float">
            <text:p>122.87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=10 Y=8</text:p>
          </table:table-cell>
          <table:table-cell table:formula="of:=[.M50]" office:value-type="float" office:value="19.75" calcext:value-type="float">
            <text:p>19.75</text:p>
          </table:table-cell>
          <table:table-cell table:formula="of:=[.N50]" office:value-type="float" office:value="19.0375" calcext:value-type="float">
            <text:p>19.0375</text:p>
          </table:table-cell>
          <table:table-cell table:number-columns-repeated="6"/>
        </table:table-row>
      </table:table>
      <table:table table:name="Probabilidad_B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Para el caso X=10 Y=1 P(A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ara el caso X=10 Y=5 P(A) 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ara el caso X=10 Y=8 P(A) 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1.2" calcext:value-type="float">
            <text:p>71.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01" calcext:value-type="float">
            <text:p>60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6.1" calcext:value-type="float">
            <text:p>66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602" calcext:value-type="float">
            <text:p>60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68.8" calcext:value-type="float">
            <text:p>68.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93" calcext:value-type="float">
            <text:p>59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57" calcext:value-type="float">
            <text:p>25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14" calcext:value-type="float">
            <text:p>61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53" calcext:value-type="float">
            <text:p>25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67.1" calcext:value-type="float">
            <text:p>67.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591" calcext:value-type="float">
            <text:p>59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75" calcext:value-type="float">
            <text:p>27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70" calcext:value-type="float">
            <text:p>27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64.8" calcext:value-type="float">
            <text:p>64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608" calcext:value-type="float">
            <text:p>60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79.1" calcext:value-type="float">
            <text:p>79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91.25" calcext:value-type="float">
            <text:p>91.25</text:p>
          </table:table-cell>
          <table:table-cell table:formula="of:=AVERAGE([.D2:.D9])" office:value-type="float" office:value="602.25" calcext:value-type="float">
            <text:p>602.25</text:p>
          </table:table-cell>
          <table:table-cell table:number-columns-repeated="3"/>
          <table:table-cell table:formula="of:=AVERAGE([.H2:.H9])" office:value-type="float" office:value="74.25" calcext:value-type="float">
            <text:p>74.25</text:p>
          </table:table-cell>
          <table:table-cell table:formula="of:=AVERAGE([.I2:.I9])" office:value-type="float" office:value="263.375" calcext:value-type="float">
            <text:p>263.375</text:p>
          </table:table-cell>
          <table:table-cell table:number-columns-repeated="3"/>
          <table:table-cell table:formula="of:=AVERAGE([.M2:.M9])" office:value-type="float" office:value="51.25" calcext:value-type="float">
            <text:p>51.25</text:p>
          </table:table-cell>
          <table:table-cell table:formula="of:=AVERAGE([.N2:.N9])" office:value-type="float" office:value="69.5125" calcext:value-type="float">
            <text:p>69.512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7" calcext:value-type="float">
            <text:p>97</text:p>
          </table:table-cell>
          <table:table-cell office:value-type="float" office:value="579" calcext:value-type="float">
            <text:p>57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65.5" calcext:value-type="float">
            <text:p>65.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7" calcext:value-type="float">
            <text:p>97</text:p>
          </table:table-cell>
          <table:table-cell office:value-type="float" office:value="578" calcext:value-type="float">
            <text:p>57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245" calcext:value-type="float">
            <text:p>24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64.6" calcext:value-type="float">
            <text:p>64.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1" calcext:value-type="float">
            <text:p>91</text:p>
          </table:table-cell>
          <table:table-cell office:value-type="float" office:value="571" calcext:value-type="float">
            <text:p>57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office:value-type="float" office:value="62.3" calcext:value-type="float">
            <text:p>62.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1" calcext:value-type="float">
            <text:p>91</text:p>
          </table:table-cell>
          <table:table-cell office:value-type="float" office:value="579" calcext:value-type="float">
            <text:p>57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office:value-type="float" office:value="244" calcext:value-type="float">
            <text:p>24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60.8" calcext:value-type="float">
            <text:p>60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1" calcext:value-type="float">
            <text:p>91</text:p>
          </table:table-cell>
          <table:table-cell office:value-type="float" office:value="584" calcext:value-type="float">
            <text:p>58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office:value-type="float" office:value="248" calcext:value-type="float">
            <text:p>24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62.3" calcext:value-type="float">
            <text:p>62.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74" calcext:value-type="float">
            <text:p>57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office:value-type="float" office:value="65.8" calcext:value-type="float">
            <text:p>65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575" calcext:value-type="float">
            <text:p>57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248" calcext:value-type="float">
            <text:p>24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6.6" calcext:value-type="float">
            <text:p>66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577" calcext:value-type="float">
            <text:p>57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1" calcext:value-type="float">
            <text:p>81</text:p>
          </table:table-cell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64.1" calcext:value-type="float">
            <text:p>64.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table:formula="of:=AVERAGE([.C12:.C19])" office:value-type="float" office:value="92.125" calcext:value-type="float">
            <text:p>92.125</text:p>
          </table:table-cell>
          <table:table-cell table:formula="of:=AVERAGE([.D12:.D19])" office:value-type="float" office:value="577.125" calcext:value-type="float">
            <text:p>577.125</text:p>
          </table:table-cell>
          <table:table-cell table:number-columns-repeated="3"/>
          <table:table-cell table:formula="of:=AVERAGE([.H12:.H19])" office:value-type="float" office:value="75" calcext:value-type="float">
            <text:p>75</text:p>
          </table:table-cell>
          <table:table-cell table:formula="of:=AVERAGE([.I12:.I19])" office:value-type="float" office:value="244.375" calcext:value-type="float">
            <text:p>244.375</text:p>
          </table:table-cell>
          <table:table-cell table:number-columns-repeated="3"/>
          <table:table-cell table:formula="of:=AVERAGE([.M12:.M19])" office:value-type="float" office:value="48.625" calcext:value-type="float">
            <text:p>48.625</text:p>
          </table:table-cell>
          <table:table-cell table:formula="of:=AVERAGE([.N12:.N1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office:value-type="float" office:value="572" calcext:value-type="float">
            <text:p>57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241" calcext:value-type="float">
            <text:p>24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office:value-type="float" office:value="61.2" calcext:value-type="float">
            <text:p>61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569" calcext:value-type="float">
            <text:p>56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61.2" calcext:value-type="float">
            <text:p>61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574" calcext:value-type="float">
            <text:p>57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office:value-type="float" office:value="235" calcext:value-type="float">
            <text:p>23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61.9" calcext:value-type="float">
            <text:p>61.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 office:value-type="float" office:value="578" calcext:value-type="float">
            <text:p>57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4" calcext:value-type="float">
            <text:p>94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43" calcext:value-type="float">
            <text:p>24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office:value-type="float" office:value="62.4" calcext:value-type="float">
            <text:p>62.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 office:value-type="float" office:value="575" calcext:value-type="float">
            <text:p>57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" calcext:value-type="float">
            <text:p>43</text:p>
          </table:table-cell>
          <table:table-cell office:value-type="float" office:value="61.6" calcext:value-type="float">
            <text:p>6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office:value-type="float" office:value="573" calcext:value-type="float">
            <text:p>57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  <table:table-cell office:value-type="float" office:value="239" calcext:value-type="float">
            <text:p>23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office:value-type="float" office:value="62.7" calcext:value-type="float">
            <text:p>62.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571" calcext:value-type="float">
            <text:p>57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  <table:table-cell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office:value-type="float" office:value="61.6" calcext:value-type="float">
            <text:p>61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table:formula="of:=AVERAGE([.C22:.C29])" office:value-type="float" office:value="93.75" calcext:value-type="float">
            <text:p>93.75</text:p>
          </table:table-cell>
          <table:table-cell table:formula="of:=AVERAGE([.D22:.D29])" office:value-type="float" office:value="573" calcext:value-type="float">
            <text:p>573</text:p>
          </table:table-cell>
          <table:table-cell table:number-columns-repeated="3"/>
          <table:table-cell table:formula="of:=AVERAGE([.H22:.H29])" office:value-type="float" office:value="71.125" calcext:value-type="float">
            <text:p>71.125</text:p>
          </table:table-cell>
          <table:table-cell table:formula="of:=AVERAGE([.I22:.I29])" office:value-type="float" office:value="239.125" calcext:value-type="float">
            <text:p>239.125</text:p>
          </table:table-cell>
          <table:table-cell table:number-columns-repeated="3"/>
          <table:table-cell table:formula="of:=AVERAGE([.M22:.M29])" office:value-type="float" office:value="44.75" calcext:value-type="float">
            <text:p>44.75</text:p>
          </table:table-cell>
          <table:table-cell table:formula="of:=AVERAGE([.N22:.N29])" office:value-type="float" office:value="61.825" calcext:value-type="float">
            <text:p>61.82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4" calcext:value-type="float">
            <text:p>94</text:p>
          </table:table-cell>
          <table:table-cell office:value-type="float" office:value="564" calcext:value-type="float">
            <text:p>56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8" calcext:value-type="float">
            <text:p>68</text:p>
          </table:table-cell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58.2" calcext:value-type="float">
            <text:p>58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0" calcext:value-type="float">
            <text:p>90</text:p>
          </table:table-cell>
          <table:table-cell office:value-type="float" office:value="566" calcext:value-type="float">
            <text:p>56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0" calcext:value-type="float">
            <text:p>70</text:p>
          </table:table-cell>
          <table:table-cell office:value-type="float" office:value="236" calcext:value-type="float">
            <text:p>23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59.1" calcext:value-type="float">
            <text:p>59.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3" calcext:value-type="float">
            <text:p>93</text:p>
          </table:table-cell>
          <table:table-cell office:value-type="float" office:value="564" calcext:value-type="float">
            <text:p>56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9" calcext:value-type="float">
            <text:p>69</text:p>
          </table:table-cell>
          <table:table-cell office:value-type="float" office:value="234" calcext:value-type="float">
            <text:p>23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3" calcext:value-type="float">
            <text:p>43</text:p>
          </table:table-cell>
          <table:table-cell office:value-type="float" office:value="58.2" calcext:value-type="float">
            <text:p>58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8" calcext:value-type="float">
            <text:p>98</text:p>
          </table:table-cell>
          <table:table-cell office:value-type="float" office:value="566" calcext:value-type="float">
            <text:p>56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2" calcext:value-type="float">
            <text:p>72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5" calcext:value-type="float">
            <text:p>95</text:p>
          </table:table-cell>
          <table:table-cell office:value-type="float" office:value="566" calcext:value-type="float">
            <text:p>5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0" calcext:value-type="float">
            <text:p>70</text:p>
          </table:table-cell>
          <table:table-cell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58.4" calcext:value-type="float">
            <text:p>58.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4" calcext:value-type="float">
            <text:p>94</text:p>
          </table:table-cell>
          <table:table-cell office:value-type="float" office:value="565" calcext:value-type="float">
            <text:p>5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9" calcext:value-type="float">
            <text:p>69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6" calcext:value-type="float">
            <text:p>46</text:p>
          </table:table-cell>
          <table:table-cell office:value-type="float" office:value="59.3" calcext:value-type="float">
            <text:p>59.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5" calcext:value-type="float">
            <text:p>95</text:p>
          </table:table-cell>
          <table:table-cell office:value-type="float" office:value="565" calcext:value-type="float">
            <text:p>56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6" calcext:value-type="float">
            <text:p>76</text:p>
          </table:table-cell>
          <table:table-cell office:value-type="float" office:value="234" calcext:value-type="float">
            <text:p>23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99" calcext:value-type="float">
            <text:p>99</text:p>
          </table:table-cell>
          <table:table-cell office:value-type="float" office:value="567" calcext:value-type="float">
            <text:p>56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9" calcext:value-type="float">
            <text:p>69</text:p>
          </table:table-cell>
          <table:table-cell office:value-type="float" office:value="233" calcext:value-type="float">
            <text:p>23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3" calcext:value-type="float">
            <text:p>43</text:p>
          </table:table-cell>
          <table:table-cell office:value-type="float" office:value="59.4" calcext:value-type="float">
            <text:p>59.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formula="of:=AVERAGE([.C32:.C39])" office:value-type="float" office:value="94.75" calcext:value-type="float">
            <text:p>94.75</text:p>
          </table:table-cell>
          <table:table-cell table:formula="of:=AVERAGE([.D32:.D39])" office:value-type="float" office:value="565.375" calcext:value-type="float">
            <text:p>565.375</text:p>
          </table:table-cell>
          <table:table-cell table:number-columns-repeated="3"/>
          <table:table-cell table:formula="of:=AVERAGE([.H32:.H39])" office:value-type="float" office:value="70.375" calcext:value-type="float">
            <text:p>70.375</text:p>
          </table:table-cell>
          <table:table-cell table:formula="of:=AVERAGE([.I32:.I39])" office:value-type="float" office:value="234" calcext:value-type="float">
            <text:p>234</text:p>
          </table:table-cell>
          <table:table-cell table:number-columns-repeated="3"/>
          <table:table-cell table:formula="of:=AVERAGE([.M32:.M39])" office:value-type="float" office:value="44.75" calcext:value-type="float">
            <text:p>44.75</text:p>
          </table:table-cell>
          <table:table-cell table:formula="of:=AVERAGE([.N32:.N39])" office:value-type="float" office:value="58.95" calcext:value-type="float">
            <text:p>58.9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6" calcext:value-type="float">
            <text:p>96</text:p>
          </table:table-cell>
          <table:table-cell office:value-type="float" office:value="563" calcext:value-type="float">
            <text:p>5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69" calcext:value-type="float">
            <text:p>69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6" calcext:value-type="float">
            <text:p>96</text:p>
          </table:table-cell>
          <table:table-cell office:value-type="float" office:value="563" calcext:value-type="float">
            <text:p>5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70" calcext:value-type="float">
            <text:p>70</text:p>
          </table:table-cell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4" calcext:value-type="float">
            <text:p>94</text:p>
          </table:table-cell>
          <table:table-cell office:value-type="float" office:value="563" calcext:value-type="float">
            <text:p>56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69" calcext:value-type="float">
            <text:p>69</text:p>
          </table:table-cell>
          <table:table-cell office:value-type="float" office:value="232" calcext:value-type="float">
            <text:p>23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5" calcext:value-type="float">
            <text:p>45</text:p>
          </table:table-cell>
          <table:table-cell office:value-type="float" office:value="58.1" calcext:value-type="float">
            <text:p>5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5" calcext:value-type="float">
            <text:p>95</text:p>
          </table:table-cell>
          <table:table-cell office:value-type="float" office:value="563" calcext:value-type="float">
            <text:p>56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69" calcext:value-type="float">
            <text:p>69</text:p>
          </table:table-cell>
          <table:table-cell office:value-type="float" office:value="232" calcext:value-type="float">
            <text:p>23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3" calcext:value-type="float">
            <text:p>43</text:p>
          </table:table-cell>
          <table:table-cell office:value-type="float" office:value="57.9" calcext:value-type="float">
            <text:p>57.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3" calcext:value-type="float">
            <text:p>93</text:p>
          </table:table-cell>
          <table:table-cell office:value-type="float" office:value="563" calcext:value-type="float">
            <text:p>56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70" calcext:value-type="float">
            <text:p>70</text:p>
          </table:table-cell>
          <table:table-cell office:value-type="float" office:value="232" calcext:value-type="float">
            <text:p>2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3" calcext:value-type="float">
            <text:p>43</text:p>
          </table:table-cell>
          <table:table-cell office:value-type="float" office:value="57.8" calcext:value-type="float">
            <text:p>57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3" calcext:value-type="float">
            <text:p>93</text:p>
          </table:table-cell>
          <table:table-cell office:value-type="float" office:value="564" calcext:value-type="float">
            <text:p>5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71" calcext:value-type="float">
            <text:p>71</text:p>
          </table:table-cell>
          <table:table-cell office:value-type="float" office:value="232" calcext:value-type="float">
            <text:p>23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4" calcext:value-type="float">
            <text:p>94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71" calcext:value-type="float">
            <text:p>71</text:p>
          </table:table-cell>
          <table:table-cell office:value-type="float" office:value="232" calcext:value-type="float">
            <text:p>23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3" calcext:value-type="float">
            <text:p>43</text:p>
          </table:table-cell>
          <table:table-cell office:value-type="float" office:value="57.8" calcext:value-type="float">
            <text:p>57.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94" calcext:value-type="float">
            <text:p>94</text:p>
          </table:table-cell>
          <table:table-cell office:value-type="float" office:value="563" calcext:value-type="float">
            <text:p>56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70" calcext:value-type="float">
            <text:p>70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4" calcext:value-type="float">
            <text:p>44</text:p>
          </table:table-cell>
          <table:table-cell office:value-type="float" office:value="57.9" calcext:value-type="float">
            <text:p>57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table:formula="of:=AVERAGE([.C42:.C49])" office:value-type="float" office:value="94.375" calcext:value-type="float">
            <text:p>94.375</text:p>
          </table:table-cell>
          <table:table-cell table:formula="of:=AVERAGE([.D42:.D49])" office:value-type="float" office:value="563.125" calcext:value-type="float">
            <text:p>563.125</text:p>
          </table:table-cell>
          <table:table-cell table:number-columns-repeated="3"/>
          <table:table-cell table:formula="of:=AVERAGE([.H42:.H49])" office:value-type="float" office:value="69.875" calcext:value-type="float">
            <text:p>69.875</text:p>
          </table:table-cell>
          <table:table-cell table:formula="of:=AVERAGE([.I42:.I49])" office:value-type="float" office:value="232" calcext:value-type="float">
            <text:p>232</text:p>
          </table:table-cell>
          <table:table-cell table:number-columns-repeated="3"/>
          <table:table-cell table:formula="of:=AVERAGE([.M42:.M49])" office:value-type="float" office:value="43.75" calcext:value-type="float">
            <text:p>43.75</text:p>
          </table:table-cell>
          <table:table-cell table:formula="of:=AVERAGE([.N42:.N49])" office:value-type="float" office:value="57.9375" calcext:value-type="float">
            <text:p>57.937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Mejor compra</text:p>
          </table:table-cell>
          <table:table-cell office:value-type="string" calcext:value-type="string">
            <text:p>Ganancia Esperada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=10 Y=1</text:p>
          </table:table-cell>
          <table:table-cell table:formula="of:=[.C50]" office:value-type="float" office:value="94.375" calcext:value-type="float">
            <text:p>94.375</text:p>
          </table:table-cell>
          <table:table-cell table:formula="of:=[.D50]" office:value-type="float" office:value="563.125" calcext:value-type="float">
            <text:p>563.12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=10 Y=5</text:p>
          </table:table-cell>
          <table:table-cell table:formula="of:=[.H50]" office:value-type="float" office:value="69.875" calcext:value-type="float">
            <text:p>69.875</text:p>
          </table:table-cell>
          <table:table-cell table:formula="of:=[.I50]"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=10 Y=8</text:p>
          </table:table-cell>
          <table:table-cell table:formula="of:=[.M50]" office:value-type="float" office:value="43.75" calcext:value-type="float">
            <text:p>43.75</text:p>
          </table:table-cell>
          <table:table-cell table:formula="of:=[.N50]" office:value-type="float" office:value="57.9375" calcext:value-type="float">
            <text:p>57.9375</text:p>
          </table:table-cell>
          <table:table-cell table:number-columns-repeated="6"/>
        </table:table-row>
      </table:table>
      <table:table table:name="Probabilidad_C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Para el caso X=10 Y=1 P(A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ara el caso X=10 Y=5 P(A) 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ara el caso X=10 Y=8 P(A) 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42" calcext:value-type="float">
            <text:p>44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51.4" calcext:value-type="float">
            <text:p>51.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9.9" calcext:value-type="float">
            <text:p>49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77" calcext:value-type="float">
            <text:p>47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50.8" calcext:value-type="float">
            <text:p>50.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87" calcext:value-type="float">
            <text:p>18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2.4" calcext:value-type="float">
            <text:p>52.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53" calcext:value-type="float">
            <text:p>45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83" calcext:value-type="float">
            <text:p>1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49.3" calcext:value-type="float">
            <text:p>49.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50.4" calcext:value-type="float">
            <text:p>50.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50" calcext:value-type="float">
            <text:p>45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52.8" calcext:value-type="float">
            <text:p>52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83.25" calcext:value-type="float">
            <text:p>83.25</text:p>
          </table:table-cell>
          <table:table-cell table:formula="of:=AVERAGE([.D2:.D9])" office:value-type="float" office:value="451.75" calcext:value-type="float">
            <text:p>451.75</text:p>
          </table:table-cell>
          <table:table-cell table:number-columns-repeated="3"/>
          <table:table-cell table:formula="of:=AVERAGE([.H2:.H9])" office:value-type="float" office:value="53.5" calcext:value-type="float">
            <text:p>53.5</text:p>
          </table:table-cell>
          <table:table-cell table:formula="of:=AVERAGE([.I2:.I9])" office:value-type="float" office:value="182.125" calcext:value-type="float">
            <text:p>182.125</text:p>
          </table:table-cell>
          <table:table-cell table:number-columns-repeated="3"/>
          <table:table-cell table:formula="of:=AVERAGE([.M2:.M9])" office:value-type="float" office:value="34.75" calcext:value-type="float">
            <text:p>34.75</text:p>
          </table:table-cell>
          <table:table-cell table:formula="of:=AVERAGE([.N2:.N9])" office:value-type="float" office:value="51.25" calcext:value-type="float">
            <text:p>51.2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office:value-type="float" office:value="433" calcext:value-type="float">
            <text:p>43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47.8" calcext:value-type="float">
            <text:p>47.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430" calcext:value-type="float">
            <text:p>4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47.7" calcext:value-type="float">
            <text:p>47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9" calcext:value-type="float">
            <text:p>59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46.8" calcext:value-type="float">
            <text:p>46.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</text:p>
          </table:table-cell>
          <table:table-cell office:value-type="float" office:value="424" calcext:value-type="float">
            <text:p>42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44.2" calcext:value-type="float">
            <text:p>44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office:value-type="float" office:value="434" calcext:value-type="float">
            <text:p>43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175" calcext:value-type="float">
            <text:p>1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44.8" calcext:value-type="float">
            <text:p>44.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45.6" calcext:value-type="float">
            <text:p>45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1" calcext:value-type="float">
            <text:p>81</text:p>
          </table:table-cell>
          <table:table-cell office:value-type="float" office:value="434" calcext:value-type="float">
            <text:p>43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office:value-type="float" office:value="46.6" calcext:value-type="float">
            <text:p>46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formula="of:=AVERAGE([.C12:.C19])" office:value-type="float" office:value="81.25" calcext:value-type="float">
            <text:p>81.25</text:p>
          </table:table-cell>
          <table:table-cell table:formula="of:=AVERAGE([.D12:.D19])" office:value-type="float" office:value="430.25" calcext:value-type="float">
            <text:p>430.25</text:p>
          </table:table-cell>
          <table:table-cell table:number-columns-repeated="3"/>
          <table:table-cell table:formula="of:=AVERAGE([.H12:.H19])" office:value-type="float" office:value="52.625" calcext:value-type="float">
            <text:p>52.625</text:p>
          </table:table-cell>
          <table:table-cell table:formula="of:=AVERAGE([.I12:.I19])" office:value-type="float" office:value="174.625" calcext:value-type="float">
            <text:p>174.625</text:p>
          </table:table-cell>
          <table:table-cell table:number-columns-repeated="3"/>
          <table:table-cell table:formula="of:=AVERAGE([.M12:.M19])" office:value-type="float" office:value="34.5" calcext:value-type="float">
            <text:p>34.5</text:p>
          </table:table-cell>
          <table:table-cell table:formula="of:=AVERAGE([.N12:.N19])" office:value-type="float" office:value="46.15" calcext:value-type="float">
            <text:p>46.1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office:value-type="float" office:value="43.6" calcext:value-type="float">
            <text:p>43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427" calcext:value-type="float">
            <text:p>42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" calcext:value-type="float">
            <text:p>53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office:value-type="float" office:value="43.9" calcext:value-type="float">
            <text:p>43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5" calcext:value-type="float">
            <text:p>85</text:p>
          </table:table-cell>
          <table:table-cell office:value-type="float" office:value="420" calcext:value-type="float">
            <text:p>4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45.1" calcext:value-type="float">
            <text:p>45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 office:value-type="float" office:value="421" calcext:value-type="float">
            <text:p>42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44.5" calcext:value-type="float">
            <text:p>44.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425" calcext:value-type="float">
            <text:p>42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44.3" calcext:value-type="float">
            <text:p>44.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426" calcext:value-type="float">
            <text:p>42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" calcext:value-type="float">
            <text:p>47</text:p>
          </table:table-cell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44.6" calcext:value-type="float">
            <text:p>44.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7" calcext:value-type="float">
            <text:p>77</text:p>
          </table:table-cell>
          <table:table-cell office:value-type="float" office:value="422" calcext:value-type="float">
            <text:p>42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office:value-type="float" office:value="172" calcext:value-type="float">
            <text:p>17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office:value-type="float" office:value="45.3" calcext:value-type="float">
            <text:p>45.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</text:p>
          </table:table-cell>
          <table:table-cell office:value-type="float" office:value="424" calcext:value-type="float">
            <text:p>42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table:formula="of:=AVERAGE([.C22:.C29])" office:value-type="float" office:value="79.375" calcext:value-type="float">
            <text:p>79.375</text:p>
          </table:table-cell>
          <table:table-cell table:formula="of:=AVERAGE([.D22:.D29])" office:value-type="float" office:value="423.125" calcext:value-type="float">
            <text:p>423.125</text:p>
          </table:table-cell>
          <table:table-cell table:number-columns-repeated="3"/>
          <table:table-cell table:formula="of:=AVERAGE([.H22:.H29])" office:value-type="float" office:value="48.5" calcext:value-type="float">
            <text:p>48.5</text:p>
          </table:table-cell>
          <table:table-cell table:formula="of:=AVERAGE([.I22:.I29])" office:value-type="float" office:value="171.125" calcext:value-type="float">
            <text:p>171.125</text:p>
          </table:table-cell>
          <table:table-cell table:number-columns-repeated="3"/>
          <table:table-cell table:formula="of:=AVERAGE([.M22:.M29])" office:value-type="float" office:value="31.625" calcext:value-type="float">
            <text:p>31.625</text:p>
          </table:table-cell>
          <table:table-cell table:formula="of:=AVERAGE([.N22:.N29])" office:value-type="float" office:value="44.2875" calcext:value-type="float">
            <text:p>44.287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2" calcext:value-type="float">
            <text:p>82</text:p>
          </table:table-cell>
          <table:table-cell office:value-type="float" office:value="416" calcext:value-type="float">
            <text:p>41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 office:value-type="float" office:value="42.2" calcext:value-type="float">
            <text:p>42.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76" calcext:value-type="float">
            <text:p>76</text:p>
          </table:table-cell>
          <table:table-cell office:value-type="float" office:value="417" calcext:value-type="float">
            <text:p>41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42.4" calcext:value-type="float">
            <text:p>42.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3" calcext:value-type="float">
            <text:p>83</text:p>
          </table:table-cell>
          <table:table-cell office:value-type="float" office:value="418" calcext:value-type="float">
            <text:p>41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 office:value-type="float" office:value="42.3" calcext:value-type="float">
            <text:p>42.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1" calcext:value-type="float">
            <text:p>81</text:p>
          </table:table-cell>
          <table:table-cell office:value-type="float" office:value="417" calcext:value-type="float">
            <text:p>41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75" calcext:value-type="float">
            <text:p>75</text:p>
          </table:table-cell>
          <table:table-cell office:value-type="float" office:value="417" calcext:value-type="float">
            <text:p>4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 office:value-type="float" office:value="43.1" calcext:value-type="float">
            <text:p>43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0" calcext:value-type="float">
            <text:p>80</text:p>
          </table:table-cell>
          <table:table-cell office:value-type="float" office:value="418" calcext:value-type="float">
            <text:p>4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 office:value-type="float" office:value="42.5" calcext:value-type="float">
            <text:p>42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76" calcext:value-type="float">
            <text:p>76</text:p>
          </table:table-cell>
          <table:table-cell office:value-type="float" office:value="419" calcext:value-type="float">
            <text:p>41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office:value-type="float" office:value="42.2" calcext:value-type="float">
            <text:p>42.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78" calcext:value-type="float">
            <text:p>78</text:p>
          </table:table-cell>
          <table:table-cell office:value-type="float" office:value="418" calcext:value-type="float">
            <text:p>41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office:value-type="float" office:value="42.5" calcext:value-type="float">
            <text:p>42.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table:formula="of:=AVERAGE([.C32:.C39])" office:value-type="float" office:value="78.875" calcext:value-type="float">
            <text:p>78.875</text:p>
          </table:table-cell>
          <table:table-cell table:formula="of:=AVERAGE([.D32:.D39])" office:value-type="float" office:value="417.5" calcext:value-type="float">
            <text:p>417.5</text:p>
          </table:table-cell>
          <table:table-cell table:number-columns-repeated="3"/>
          <table:table-cell table:formula="of:=AVERAGE([.H32:.H39])" office:value-type="float" office:value="50.875" calcext:value-type="float">
            <text:p>50.875</text:p>
          </table:table-cell>
          <table:table-cell table:formula="of:=AVERAGE([.I32:.I39])" office:value-type="float" office:value="168.375" calcext:value-type="float">
            <text:p>168.375</text:p>
          </table:table-cell>
          <table:table-cell table:number-columns-repeated="3"/>
          <table:table-cell table:formula="of:=AVERAGE([.M32:.M39])" office:value-type="float" office:value="32.125" calcext:value-type="float">
            <text:p>32.125</text:p>
          </table:table-cell>
          <table:table-cell table:formula="of:=AVERAGE([.N32:.N39])" office:value-type="float" office:value="42.525" calcext:value-type="float">
            <text:p>42.52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0" calcext:value-type="float">
            <text:p>80</text:p>
          </table:table-cell>
          <table:table-cell office:value-type="float" office:value="415" calcext:value-type="float">
            <text:p>41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2" calcext:value-type="float">
            <text:p>32</text:p>
          </table:table-cell>
          <table:table-cell office:value-type="float" office:value="42.3" calcext:value-type="float">
            <text:p>42.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79" calcext:value-type="float">
            <text:p>79</text:p>
          </table:table-cell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2" calcext:value-type="float">
            <text:p>32</text:p>
          </table:table-cell>
          <table:table-cell office:value-type="float" office:value="42.3" calcext:value-type="float">
            <text:p>42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77" calcext:value-type="float">
            <text:p>77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1" calcext:value-type="float">
            <text:p>31</text:p>
          </table:table-cell>
          <table:table-cell office:value-type="float" office:value="42.2" calcext:value-type="float">
            <text:p>42.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79" calcext:value-type="float">
            <text:p>79</text:p>
          </table:table-cell>
          <table:table-cell office:value-type="float" office:value="415" calcext:value-type="float">
            <text:p>41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2" calcext:value-type="float">
            <text:p>32</text:p>
          </table:table-cell>
          <table:table-cell office:value-type="float" office:value="42.3" calcext:value-type="float">
            <text:p>42.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77" calcext:value-type="float">
            <text:p>77</text:p>
          </table:table-cell>
          <table:table-cell office:value-type="float" office:value="415" calcext:value-type="float">
            <text:p>41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2" calcext:value-type="float">
            <text:p>32</text:p>
          </table:table-cell>
          <table:table-cell office:value-type="float" office:value="42.2" calcext:value-type="float">
            <text:p>42.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79" calcext:value-type="float">
            <text:p>79</text:p>
          </table:table-cell>
          <table:table-cell office:value-type="float" office:value="415" calcext:value-type="float">
            <text:p>41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1" calcext:value-type="float">
            <text:p>31</text:p>
          </table:table-cell>
          <table:table-cell office:value-type="float" office:value="42.3" calcext:value-type="float">
            <text:p>42.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0" calcext:value-type="float">
            <text:p>80</text:p>
          </table:table-cell>
          <table:table-cell office:value-type="float" office:value="415" calcext:value-type="float">
            <text:p>41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2" calcext:value-type="float">
            <text:p>32</text:p>
          </table:table-cell>
          <table:table-cell office:value-type="float" office:value="42.3" calcext:value-type="float">
            <text:p>42.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77" calcext:value-type="float">
            <text:p>77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2" calcext:value-type="float">
            <text:p>32</text:p>
          </table:table-cell>
          <table:table-cell office:value-type="float" office:value="42.2" calcext:value-type="float">
            <text:p>42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formula="of:=AVERAGE([.C42:.C49])" office:value-type="float" office:value="78.5" calcext:value-type="float">
            <text:p>78.5</text:p>
          </table:table-cell>
          <table:table-cell table:formula="of:=AVERAGE([.D42:.D49])" office:value-type="float" office:value="415" calcext:value-type="float">
            <text:p>415</text:p>
          </table:table-cell>
          <table:table-cell table:number-columns-repeated="3"/>
          <table:table-cell table:formula="of:=AVERAGE([.H42:.H49])" office:value-type="float" office:value="50.125" calcext:value-type="float">
            <text:p>50.125</text:p>
          </table:table-cell>
          <table:table-cell table:formula="of:=AVERAGE([.I42:.I49])" office:value-type="float" office:value="167" calcext:value-type="float">
            <text:p>167</text:p>
          </table:table-cell>
          <table:table-cell table:number-columns-repeated="3"/>
          <table:table-cell table:formula="of:=AVERAGE([.M42:.M49])" office:value-type="float" office:value="31.75" calcext:value-type="float">
            <text:p>31.75</text:p>
          </table:table-cell>
          <table:table-cell table:formula="of:=AVERAGE([.N42:.N49])" office:value-type="float" office:value="42.2625" calcext:value-type="float">
            <text:p>42.262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Mejor compra</text:p>
          </table:table-cell>
          <table:table-cell office:value-type="string" calcext:value-type="string">
            <text:p>Ganancia Esperada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=10 Y=1</text:p>
          </table:table-cell>
          <table:table-cell table:formula="of:=[.C50]" office:value-type="float" office:value="78.5" calcext:value-type="float">
            <text:p>78.5</text:p>
          </table:table-cell>
          <table:table-cell table:formula="of:=[.D50]" office:value-type="float" office:value="415" calcext:value-type="float">
            <text:p>41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=10 Y=5</text:p>
          </table:table-cell>
          <table:table-cell table:formula="of:=[.H50]" office:value-type="float" office:value="50.125" calcext:value-type="float">
            <text:p>50.125</text:p>
          </table:table-cell>
          <table:table-cell table:formula="of:=[.I50]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X=10 Y=8</text:p>
          </table:table-cell>
          <table:table-cell table:formula="of:=[.M50]" office:value-type="float" office:value="31.75" calcext:value-type="float">
            <text:p>31.75</text:p>
          </table:table-cell>
          <table:table-cell table:formula="of:=[.N50]" office:value-type="float" office:value="42.2625" calcext:value-type="float">
            <text:p>42.26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7:27:32.590573797</meta:creation-date>
    <dc:date>2022-11-05T17:43:47.180361068</dc:date>
    <meta:editing-duration>PT6M4S</meta:editing-duration>
    <meta:editing-cycles>1</meta:editing-cycles>
    <meta:document-statistic meta:table-count="3" meta:cell-count="1572" meta:object-count="0"/>
    <meta:generator>LibreOffice/7.3.6.2$Linux_X86_64 LibreOffice_project/30$Build-2</meta:generator>
  </office:meta>
</office:document-meta>
</file>